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60c76" officeooo:paragraph-rsid="00079f67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082260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f1442" officeooo:paragraph-rsid="000f1442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082260" fo:background-color="#ffff00" style:font-size-asian="12pt" style:font-size-complex="12pt"/>
    </style:style>
    <style:style style:name="P5" style:family="paragraph" style:parent-style-name="Standard">
      <style:text-properties officeooo:paragraph-rsid="00082260"/>
    </style:style>
    <style:style style:name="P6" style:family="paragraph" style:parent-style-name="Standard">
      <style:text-properties fo:color="#000000" officeooo:rsid="00082260" officeooo:paragraph-rsid="00082260"/>
    </style:style>
    <style:style style:name="P7" style:family="paragraph" style:parent-style-name="Standard">
      <style:text-properties fo:color="#000000" officeooo:rsid="0008ad5b" officeooo:paragraph-rsid="0009461d"/>
    </style:style>
    <style:style style:name="P8" style:family="paragraph" style:parent-style-name="Standard">
      <style:text-properties fo:color="#000000" officeooo:rsid="0009461d" officeooo:paragraph-rsid="0009461d"/>
    </style:style>
    <style:style style:name="P9" style:family="paragraph" style:parent-style-name="Standard">
      <style:text-properties fo:color="#000000" officeooo:rsid="0009461d" officeooo:paragraph-rsid="000f31af"/>
    </style:style>
    <style:style style:name="P10" style:family="paragraph" style:parent-style-name="Standard">
      <style:text-properties fo:color="#000000" officeooo:rsid="000ffdbe" officeooo:paragraph-rsid="000ffdbe"/>
    </style:style>
    <style:style style:name="P11" style:family="paragraph" style:parent-style-name="Standard">
      <style:text-properties fo:color="#000000" officeooo:rsid="0010cdd3" officeooo:paragraph-rsid="0010cdd3"/>
    </style:style>
    <style:style style:name="P12" style:family="paragraph" style:parent-style-name="Standard">
      <style:text-properties officeooo:paragraph-rsid="0009461d"/>
    </style:style>
    <style:style style:name="P13" style:family="paragraph" style:parent-style-name="Standard">
      <style:text-properties officeooo:paragraph-rsid="000aae5b"/>
    </style:style>
    <style:style style:name="P14" style:family="paragraph" style:parent-style-name="Standard">
      <style:text-properties officeooo:rsid="000c6976" officeooo:paragraph-rsid="000c6976"/>
    </style:style>
    <style:style style:name="P15" style:family="paragraph" style:parent-style-name="Standard">
      <style:text-properties officeooo:rsid="000d65b8" officeooo:paragraph-rsid="000d65b8"/>
    </style:style>
    <style:style style:name="P16" style:family="paragraph" style:parent-style-name="Standard">
      <style:text-properties officeooo:rsid="000ffdbe" officeooo:paragraph-rsid="000ffdbe"/>
    </style:style>
    <style:style style:name="P17" style:family="paragraph" style:parent-style-name="Standard">
      <style:text-properties officeooo:paragraph-rsid="0018d56c"/>
    </style:style>
    <style:style style:name="P18" style:family="paragraph" style:parent-style-name="Standard">
      <style:text-properties officeooo:rsid="0018d56c" officeooo:paragraph-rsid="0018d56c"/>
    </style:style>
    <style:style style:name="P19" style:family="paragraph" style:parent-style-name="Standard">
      <style:text-properties officeooo:paragraph-rsid="001c5c8a"/>
    </style:style>
    <style:style style:name="P20" style:family="paragraph" style:parent-style-name="Standard">
      <style:text-properties officeooo:paragraph-rsid="001c5c8a" fo:background-color="#ffff00"/>
    </style:style>
    <style:style style:name="P21" style:family="paragraph" style:parent-style-name="Standard">
      <style:text-properties officeooo:paragraph-rsid="00082260" fo:background-color="#ffff00"/>
    </style:style>
    <style:style style:name="P22" style:family="paragraph" style:parent-style-name="Standard">
      <style:text-properties officeooo:paragraph-rsid="001c5c8a" fo:background-color="transparent"/>
    </style:style>
    <style:style style:name="P23" style:family="paragraph" style:parent-style-name="Standard">
      <style:text-properties officeooo:rsid="001c8b7d" officeooo:paragraph-rsid="001c8b7d" fo:background-color="transparent"/>
    </style:style>
    <style:style style:name="P24" style:family="paragraph" style:parent-style-name="Standard">
      <style:text-properties officeooo:paragraph-rsid="001d157e" fo:background-color="transparent"/>
    </style:style>
    <style:style style:name="P25" style:family="paragraph" style:parent-style-name="Standard">
      <style:text-properties officeooo:paragraph-rsid="001c8b7d"/>
    </style:style>
    <style:style style:name="P26" style:family="paragraph" style:parent-style-name="Standard">
      <style:text-properties officeooo:paragraph-rsid="001d157e" fo:background-color="#ffff99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079f67" style:font-size-asian="12pt" style:font-size-complex="12pt"/>
    </style:style>
    <style:style style:name="T3" style:family="text">
      <style:text-properties fo:font-variant="normal" fo:text-transform="none" fo:color="#800000" style:font-name="Liberation Serif" fo:font-size="12pt" fo:letter-spacing="normal" fo:font-style="normal" fo:font-weight="normal" officeooo:rsid="00079f67" style:font-size-asian="12pt" style:font-size-complex="12pt"/>
    </style:style>
    <style:style style:name="T4" style:family="text">
      <style:text-properties fo:color="#000000"/>
    </style:style>
    <style:style style:name="T5" style:family="text">
      <style:text-properties fo:color="#000000" officeooo:rsid="00082260"/>
    </style:style>
    <style:style style:name="T6" style:family="text">
      <style:text-properties fo:color="#000000" officeooo:rsid="0009461d"/>
    </style:style>
    <style:style style:name="T7" style:family="text">
      <style:text-properties fo:color="#000000" officeooo:rsid="0008ad5b"/>
    </style:style>
    <style:style style:name="T8" style:family="text">
      <style:text-properties fo:color="#000000" officeooo:rsid="000aae5b"/>
    </style:style>
    <style:style style:name="T9" style:family="text">
      <style:text-properties fo:color="#000000" officeooo:rsid="00165ae2"/>
    </style:style>
    <style:style style:name="T10" style:family="text">
      <style:text-properties fo:color="#000000" officeooo:rsid="00162040"/>
    </style:style>
    <style:style style:name="T11" style:family="text">
      <style:text-properties fo:color="#000000" officeooo:rsid="0018d56c"/>
    </style:style>
    <style:style style:name="T12" style:family="text">
      <style:text-properties fo:color="#000000" officeooo:rsid="001a449c"/>
    </style:style>
    <style:style style:name="T13" style:family="text">
      <style:text-properties fo:color="#000000" officeooo:rsid="001c5c8a"/>
    </style:style>
    <style:style style:name="T14" style:family="text">
      <style:text-properties fo:color="#000000" officeooo:rsid="001c8b7d" fo:background-color="transparent" loext:char-shading-value="0"/>
    </style:style>
    <style:style style:name="T15" style:family="text">
      <style:text-properties fo:color="#000000" fo:background-color="#ffff99" loext:char-shading-value="0"/>
    </style:style>
    <style:style style:name="T16" style:family="text">
      <style:text-properties fo:color="#000000" fo:background-color="#ffffff"/>
    </style:style>
    <style:style style:name="T17" style:family="text">
      <style:text-properties fo:color="#000000" officeooo:rsid="001d157e" fo:background-color="#ffffff" loext:char-shading-value="0"/>
    </style:style>
    <style:style style:name="T18" style:family="text">
      <style:text-properties fo:color="#000000" officeooo:rsid="001d157e"/>
    </style:style>
    <style:style style:name="T19" style:family="text">
      <style:text-properties fo:color="#000000" officeooo:rsid="001d157e" fo:background-color="#ffffff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079f67" style:font-size-asian="12pt" style:font-size-complex="12pt"/>
    </style:style>
    <style:style style:name="T22" style:family="text">
      <style:text-properties officeooo:rsid="00082260"/>
    </style:style>
    <style:style style:name="T23" style:family="text">
      <style:text-properties fo:color="#800000"/>
    </style:style>
    <style:style style:name="T24" style:family="text">
      <style:text-properties officeooo:rsid="000f31af"/>
    </style:style>
    <style:style style:name="T25" style:family="text">
      <style:text-properties officeooo:rsid="00129e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Úvod </text:p>
      <text:p text:style-name="P1"/>
      <text:p text:style-name="P5"><text:span text:style-name="T21"><text:tab/>Cielom tejto bakalarskej prace je rozsirit uz existujucu aplikaciu umoznujucu zobrazenie lokalnych orazkovych deskriptorov o moznost porovnania podobnosti dvojice obrazkov pomocou algoritmu pre zarovnanie retazcov, tzv. </text:span><text:span text:style-name="T1">sequence-alignment algorithms. </text:span><text:span text:style-name="T2">Aplikacia bude vediet implementovat niekolko transformacii 2D dat deskritorov do 1D, transformaciu vizualizovat a nasledne zobrazit vysledky porovnania transformacii pomocou algoritmov Needleman-Wunsch a Smith-Waterman. Aplikacia bude navrhnuta modularnym sposobom, co by malo ulahcit implementaciu dalsich modulov a algoritmov.</text:span></text:p>
      <text:p text:style-name="P5"><text:span text:style-name="T2"/></text:p>
      <text:p text:style-name="P5"><text:span text:style-name="T2"><text:tab/></text:span><text:span text:style-name="T3">Prvá kapitola sa zaoberá lokálnymi črtami, ktoré sú dôležité pre získanie lokálnych obrázkových deskriptorov. Popisuje detekciu významných bodov v obrázkoch a požadované vlastnosti lokálnych čŕt, ktoré sú nesmierne dôležité pre ďalšie spracovanie <text:s/></text:span></text:p>
      <text:p text:style-name="P5"><text:span text:style-name="T2"/></text:p>
      <text:p text:style-name="P5"><text:span text:style-name="T2"/></text:p>
      <text:p text:style-name="P2"><text:tab/><text:span text:style-name="T22">Druha kapitola popisuje algoritmy pre zarovnanie retazcov, ich vyznam a implementaciu.</text:span></text:p>
      <text:p text:style-name="P4"/>
      <text:p text:style-name="P21"><text:span text:style-name="T20"><text:tab/></text:span><text:span text:style-name="T23">Štvrtá kapitola obsahuje analýzu a návrh aplikácie. Analýza pozostáva z požadovanej funkcionality kladenej na aplikáciu. Následne sa v kapitole venujem technológiám a nástrojom použitých pri vývoji, z ktorých nesmierny význam má framework MESSIF zaoberajúci sa metrickým priestorom. V aplikácií využívam jeho triedy zamerané na prácu s vektormi. V závere kapitoly sa nachádza návrh aplikácie zobrazený pomocou diagramu tried </text:span></text:p>
      <text:p text:style-name="P21"><text:span text:style-name="T23"/></text:p>
      <text:p text:style-name="P21"><text:span text:style-name="T23"><text:tab/>Piata kapitola ….</text:span></text:p>
      <text:p text:style-name="P5"><text:span text:style-name="T23"/></text:p>
      <text:p text:style-name="P5"><text:span text:style-name="T5">2 Deskriptory</text:span></text:p>
      <text:p text:style-name="P5"><text:span text:style-name="T5"/></text:p>
      <text:p text:style-name="P17"><text:span text:style-name="T5">F</text:span><text:span text:style-name="T10">otografie a obrazky su vacsinou charakterizovane skupinou takzvanych lokalnych </text:span><text:span text:style-name="T11">crt</text:span><text:span text:style-name="T10"> . </text:span><text:span text:style-name="T9">Lokaln</text:span><text:span text:style-name="T11">a crta</text:span><text:span text:style-name="T9"> je podla definicie [1] cast obrazka, ktora sa lisi od svojho bezprostredneho okolia. Je vacsinou spat</text:span><text:span text:style-name="T11">a</text:span><text:span text:style-name="T9"> s jednou alebo viacerymi zmenami vo vlastnostiach obrazku. Medzi najbeznejsie vlastnosti obrazka brane v uvahu pri pocitani lokalnych </text:span><text:span text:style-name="T11">crt</text:span><text:span text:style-name="T9"> su intenzita, farba a struktura obrazu. V literatúre sa často používa aj výraz bod záujmu (interest point), ktorý je ekvivalentný výrazu črta. </text:span></text:p>
      <text:p text:style-name="P17"><text:span text:style-name="T9"/></text:p>
      <text:p text:style-name="P18"><text:span text:style-name="T9">L</text:span><text:span text:style-name="T4">okalne crty </text:span><text:span text:style-name="T13">2D </text:span><text:span text:style-name="T4">obrazka su casto charakterizovane ako trojice</text:span><text:span text:style-name="T12"> tvorene dvoma suradnicami a lokalnym deskriptoro</text:span><text:span text:style-name="T13">v</text:span><text:span text:style-name="T12">, ktory popisuje okolie vo svojom bode.</text:span></text:p>
      <text:p text:style-name="P18"><text:span text:style-name="T12">Samotny deskriptor obsahuje orientáciu, veľkosťa n-rozmerným vektor, ktorého jednotlivé zložky vyjadrujú určitú informáciu o nájdenom kľúčovom bode potrebnú k vzájomnému porovnávaniu deskriptorov. </text:span></text:p>
      <text:p text:style-name="P5"><text:span text:style-name="T5"/></text:p>
      <text:p text:style-name="P19"><text:span text:style-name="T5">2.1 <text:s/>Detekcia lokálnych čŕt</text:span></text:p>
      <text:p text:style-name="P19"><text:span text:style-name="T5"/></text:p>
      <text:p text:style-name="P20"><text:span text:style-name="T5"><text:s/>Detekcia lokálnych čŕt v počítačovom videní <text:s/>je metóda spôsobu výpočtu, respektíve rozhodnutí o tom, či daný bod (pixel) je v obrázku významný pre ďalšie spracovanie. Existujú štyri základné typy detekcie čŕt v obrazoch. </text:span></text:p>
      <text:p text:style-name="P20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oft-page-break/><text:span text:style-name="T5">2.2 Vlastnosti dobrých lokálnych čŕt</text:span></text:p>
      <text:p text:style-name="P23"><text:span text:style-name="T5">I</text:span><text:span text:style-name="T4">dealne by vyextrahovane deskriptory obrazka mali korespondovat s obsahovo vyznamnymi castami obrazka. V praxi je to vsak nemozne, kazdopadne vyextrahovane deskriptory by mali splnat <text:s/>aspon nasledujuce podmienky:</text:span></text:p>
      <text:p text:style-name="P23"><text:span text:style-name="T4"/></text:p>
      <text:p text:style-name="P25"><text:span text:style-name="T14"><text:tab/></text:span><text:span text:style-name="T4">Opakovateľnosť (repeatability) </text:span><text:span text:style-name="T14">– dve snimky toho isteho objektu alebo sceny, zachytene pri roznych podmienkach alebo z ineho uhlu, by mali mat vysoke percento podovnych deskriptorov</text:span></text:p>
      <text:p text:style-name="P25"><text:span text:style-name="T14"/></text:p>
      <text:p text:style-name="P25"><text:span text:style-name="T14"><text:tab/>Odlišnosť (distinctiveness / informativeness) – okolie deskriptorov by malo byt unikatne/podobne, aby sa dali deskriptor lahko identifikovat vzhladom na jeho okolie</text:span></text:p>
      <text:p text:style-name="P23"><text:span text:style-name="T4"/></text:p>
      <text:p text:style-name="P25"><text:span text:style-name="T14"><text:tab/></text:span><text:span text:style-name="T15">Lokálna poloha (locality): Črty by mali byť lokálne, nie globálne (nedá sa odlíšiť pozadie od popredia), aby sa znížila pravdepodobnosť vzájomného pohltenia. Dôležitým aspektom je taktiež rozoznanie fotometrických a geometrických rozdielov medzi dvoma snímkami zachytených pri rôznych podmienkach </text:span></text:p>
      <text:p text:style-name="P25"><text:span text:style-name="T15"/></text:p>
      <text:p text:style-name="P24"><text:span text:style-name="T16"><text:tab/>• Početnosť (quantity): </text:span><text:span text:style-name="T17"><text:s/>Pocet lokalnych crt by mal byt dostatocne velky na to aby mohol obsiahnut vsetky potrebne informacie o obrazku, popripade aj informacie o mensich objektoch. Pocet a hustota lokalnych crt zavisi od pouziteho sowtwaru na extrakciu crt z obrazka, v ktorych sa ich pocet da castokrat regulovat pocet definovanim prahu podobnosti (treshold)</text:span></text:p>
      <text:p text:style-name="P24"><text:span text:style-name="T17"/></text:p>
      <text:p text:style-name="P26"><text:span text:style-name="T18">Presnosť (accuracy): Pre nájdene črty je potrebné určiť ich presnú polohy s ohľadom na ich veľkosť a možný tvar. • </text:span></text:p>
      <text:p text:style-name="P26"><text:span text:style-name="T18"/></text:p>
      <text:p text:style-name="P26"><text:span text:style-name="T18">Efektívnosť (efficiency): Výpočet detekcie lokálnych čŕt by nemal byť časovo náročný. </text:span></text:p>
      <text:p text:style-name="P25"><text:span text:style-name="T14"><text:tab/></text:span></text:p>
      <text:p text:style-name="P25"><text:span text:style-name="T14"/></text:p>
      <text:p text:style-name="P25"><text:span text:style-name="T14"/></text:p>
      <text:p text:style-name="P6"/>
      <text:p text:style-name="P6"/>
      <text:p text:style-name="P6"/>
      <text:p text:style-name="P6">3 Sequence matching algorithms</text:p>
      <text:p text:style-name="P6"/>
      <text:p text:style-name="P7">3.1 uvod</text:p>
      <text:p text:style-name="P11">V dnesnej dobe <text:span text:style-name="T25">plnej roznych fotografii a obrazkov je coraz castejsou poziadavkou obrazky nejakym sposobom organizovat, triedit, popr. porovnavat ich podla obsahu. V pripade porovnavania je dolezite neporovnavat vzdy len obrazky ako celky, ale umoznit uzivatelovi vyhladat v obrazku aj nejaky objekt alebo jeho cast. Poziadavkou pre vyhladanie moze byt napriklad obrazok osoby, budovy alebo lubovojneho objektu, a spravny algoritmus by mal byt schopny vyhladat vsetky obrazky, ktore dany objekt obsahuju ci uz z inej perspektivy, alebo obsahuju len jeho cast. Dalsou dolezitou vecou je nesnazit sa najst v obrazkoch presne zhody, ale zamerat sa na podobnost. Vyhladavanie podobrazkov a zistovanie podobnosti maju na starosti takzvane parovane algoritmy (sequence matching algotithms).</text:span></text:p>
      <text:p text:style-name="P7"/>
      <text:p text:style-name="P7"/>
      <text:p text:style-name="P7"/>
      <text:p text:style-name="P8">Podstatou zarovnania dvoch retazcov je namapovat rovnake prvky na seba, zvysok vyplnit takzvanymi medzerami, ktore budu penalizovat.</text:p>
      <text:p text:style-name="P8"/>
      <text:p text:style-name="P8"/>
      <text:p text:style-name="P9"><text:soft-page-break/>3.2 <text:span text:style-name="T24">Scoring system</text:span></text:p>
      <text:p text:style-name="P9"/>
      <text:p text:style-name="P10">Aby mohli algoritmy efektivne fungovat, treba najprv definovat takzvany „scoring system“. Algoritmy vyuzivane v aplikacii pouzivaju nasledujuce hodnoty svoring systemu:</text:p>
      <text:p text:style-name="P10"/>
      <text:p text:style-name="P10">Match – dva prvky su zhodne, defautlna hodnota je 5</text:p>
      <text:p text:style-name="P10">Missmatch – dva prvy su rozdielne, defaultna hodnota je -0,5</text:p>
      <text:p text:style-name="P10">GapOpening – vytvorenie medzery, defaultna hodnota jej XXX</text:p>
      <text:p text:style-name="P10">GapContinue – pokracovanie v uz vytvorenej medzere, defaltna hodnota je XXX</text:p>
      <text:p text:style-name="P10"/>
      <text:p text:style-name="P7"/>
      <text:p text:style-name="P12"><text:span text:style-name="T6">3.2 </text:span>Needleman-Wunsch</text:p>
      <text:p text:style-name="P12"><text:span text:style-name="T7"/></text:p>
      <text:p text:style-name="P13"><text:span text:style-name="T7">Needleman-Wunsch </text:span><text:span text:style-name="T6">je algoritmus umoznojuci zarovnanie dvoch retazcov a nasledne najdenie najdlehsieho spolocneho subretazca.</text:span><text:span text:style-name="T7"><text:tab/> </text:span><text:span text:style-name="T8">Prvym krokom je zostavenie matice </text:span></text:p>
      <text:p text:style-name="P13"><text:span text:style-name="T8">Matica[dlzka prveho retazca +1][velkost druheho retazca +1]</text:span></text:p>
      <text:p text:style-name="P13"><text:span text:style-name="T8"/></text:p>
      <text:p text:style-name="P14"><text:span text:style-name="T8">P</text:span><text:span text:style-name="T4">rvy retazca mozu mat vzhladom na seba 3 vlastnosti:</text:span></text:p>
      <text:p text:style-name="P14"><text:span text:style-name="T4">Match – prvy su zhodne, popr. maju len minimalnu odchylku</text:span></text:p>
      <text:p text:style-name="P14"><text:span text:style-name="T4">Missmatch – prvy niesu zhodne</text:span></text:p>
      <text:p text:style-name="P14"><text:span text:style-name="T4">Indel (Insertion or DELetion) – jeden prvok sa zarovnal do medzery druheho retazca</text:span></text:p>
      <text:p text:style-name="P14"><text:span text:style-name="T4"/></text:p>
      <text:p text:style-name="P14"><text:span text:style-name="T4">Naplnenie matice</text:span></text:p>
      <text:p text:style-name="P14"><text:span text:style-name="T4"/></text:p>
      <text:p text:style-name="P14"><text:span text:style-name="T4">Zacneme nulou v lavom hornom konci matice, okraje matice spocitame ako (-1) * i * gapOpening</text:span></text:p>
      <text:p text:style-name="P14"><text:span text:style-name="T4"/></text:p>
      <text:p text:style-name="P14"><text:span text:style-name="T4">Pohybujeme sa po zvysnych volnych poliach matice, a hodnota pola je spocitana ako najvyssia hodnota spomedzi aktualnej hodnoty dvoch porovnavanych prvkov pripocitanej k lavej, hornej a diagonalnej hodnote.</text:span></text:p>
      <text:p text:style-name="P14"><text:span text:style-name="T4"/></text:p>
      <text:p text:style-name="P15"><text:span text:style-name="T4">H[i][j] = max(H[i - 1][j] - cost.getGapOpening(), H[i][j - 1] - cost.getGapOpening(), H[i - 1][j - 1] + c)</text:span></text:p>
      <text:p text:style-name="P15"><text:span text:style-name="T4"/></text:p>
      <text:p text:style-name="P15"><text:span text:style-name="T4"/></text:p>
      <text:p text:style-name="P16"><text:span text:style-name="T4">3.3 Smith Waterman</text:span></text:p>
      <text:p text:style-name="P16"><text:span text:style-name="T4"/></text:p>
      <text:p text:style-name="P16"><text:span text:style-name="T4">Algorirmus vytvorili v roku 1981 Temple F. Smith a Michael S. Waterman. Je to variacia Needleman wunsch alogirtmu, ktorej hlavnym rozdielom je dvojake pocitanie medzier: odlisne skore ma zaciatok medzery, a pokracovanie medzery. Vdaka svojej moznosti ignorovat dlzku medzier sa jedna o velmi vhodny algoritmus na hladanie subobrazkov v obrazku.</text:span></text:p>
      <text:p text:style-name="P16"><text:span text:style-name="T4"/></text:p>
      <text:p text:style-name="P16"><text:span text:style-name="T4">scoring function V (·, ·) is computed as: V (i, j) = max    0, E(i, j) F(i, j) V (i − 1, j − 1) + score(M[i], N[j]) </text:span></text:p>
      <text:p text:style-name="P14"><text:span text:style-name="T4"/></text:p>
      <text:p text:style-name="P14"><text:span text:style-name="T4"/></text:p>
      <text:p text:style-name="P2"/>
      <text:p text:style-name="P2"/>
      <text:p text:style-name="P2"><text:tab/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.2 Smith waterman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2:41:40.566000000</meta:creation-date>
    <dc:date>2015-12-05T23:20:29.915000000</dc:date>
    <meta:editing-duration>PT16M16S</meta:editing-duration>
    <meta:editing-cycles>4</meta:editing-cycles>
    <meta:generator>LibreOffice/5.0.3.2$Windows_x86 LibreOffice_project/e5f16313668ac592c1bfb310f4390624e3dbfb75</meta:generator>
    <meta:document-statistic meta:table-count="0" meta:image-count="0" meta:object-count="0" meta:page-count="4" meta:paragraph-count="47" meta:word-count="932" meta:character-count="6681" meta:non-whitespace-character-count="5760"/>
  </office:meta>
</office:document-meta>
</file>